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356cm" table:align="left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3.408cm"/>
    </style:style>
    <style:style style:name="Table1.E" style:family="table-column">
      <style:table-column-properties style:column-width="4.69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414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4.313cm"/>
    </style:style>
    <style:style style:name="Table2.C" style:family="table-column">
      <style:table-column-properties style:column-width="6.46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451cm" table:align="left"/>
    </style:style>
    <style:style style:name="Table3.A" style:family="table-column">
      <style:table-column-properties style:column-width="2.953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5.50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451cm" table:align="left"/>
    </style:style>
    <style:style style:name="Table4.A" style:family="table-column">
      <style:table-column-properties style:column-width="2.656cm"/>
    </style:style>
    <style:style style:name="Table4.B" style:family="table-column">
      <style:table-column-properties style:column-width="4.392cm"/>
    </style:style>
    <style:style style:name="Table4.C" style:family="table-column">
      <style:table-column-properties style:column-width="4.40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901cm" table:align="left"/>
    </style:style>
    <style:style style:name="Table5.A" style:family="table-column">
      <style:table-column-properties style:column-width="1.859cm"/>
    </style:style>
    <style:style style:name="Table5.B" style:family="table-column">
      <style:table-column-properties style:column-width="9.04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3465a4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2" style:family="paragraph" style:parent-style-name="Heading_20_2">
      <style:text-properties fo:color="#000000" loext:opacity="100%" fo:font-size="14pt" fo:font-weight="normal" officeooo:rsid="0017a9ce" officeooo:paragraph-rsid="0017a9ce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17a9ce" officeooo:paragraph-rsid="0017a9c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1bea5b" officeooo:paragraph-rsid="001bea5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bold" officeooo:rsid="001bea5b" officeooo:paragraph-rsid="001bea5b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6pt" fo:font-weight="normal" officeooo:rsid="001807ce" officeooo:paragraph-rsid="001807ce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000000" loext:opacity="100%" fo:font-size="16pt" fo:font-weight="normal" officeooo:rsid="001807ce" officeooo:paragraph-rsid="00185e24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loext:opacity="100%" fo:font-size="16pt" fo:font-weight="normal" officeooo:rsid="003337cc" officeooo:paragraph-rsid="003337cc" style:font-size-asian="16pt" style:font-weight-asian="normal" style:font-size-complex="16pt" style:font-weight-complex="normal"/>
    </style:style>
    <style:style style:name="P9" style:family="paragraph" style:parent-style-name="Standard">
      <style:text-properties fo:color="#000000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loext:opacity="100%" fo:font-size="16pt" fo:font-weight="bold" officeooo:rsid="001ddd4f" officeooo:paragraph-rsid="001ddd4f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loext:opacity="100%" officeooo:paragraph-rsid="00185e24"/>
    </style:style>
    <style:style style:name="P12" style:family="paragraph" style:parent-style-name="Standard">
      <style:text-properties officeooo:rsid="001581d4" officeooo:paragraph-rsid="001581d4"/>
    </style:style>
    <style:style style:name="P13" style:family="paragraph" style:parent-style-name="Standard">
      <style:text-properties fo:font-weight="bold" officeooo:rsid="001581d4" officeooo:paragraph-rsid="001581d4" style:font-weight-asian="bold" style:font-weight-complex="bold"/>
    </style:style>
    <style:style style:name="P14" style:family="paragraph" style:parent-style-name="Standard">
      <style:text-properties fo:font-weight="bold" officeooo:rsid="001bea5b" officeooo:paragraph-rsid="001bea5b" style:font-weight-asian="bold" style:font-weight-complex="bold"/>
    </style:style>
    <style:style style:name="P15" style:family="paragraph" style:parent-style-name="Standard">
      <style:text-properties fo:font-weight="bold" officeooo:rsid="00358c1b" officeooo:paragraph-rsid="003760fb" style:font-weight-asian="bold" style:font-weight-complex="bold"/>
    </style:style>
    <style:style style:name="P16" style:family="paragraph" style:parent-style-name="Standard">
      <style:text-properties fo:font-weight="normal" officeooo:rsid="00166c1a" officeooo:paragraph-rsid="00166c1a" style:font-weight-asian="normal" style:font-weight-complex="normal"/>
    </style:style>
    <style:style style:name="P17" style:family="paragraph" style:parent-style-name="Standard">
      <style:text-properties fo:font-weight="normal" officeooo:rsid="001bea5b" officeooo:paragraph-rsid="001bea5b" style:font-weight-asian="normal" style:font-weight-complex="normal"/>
    </style:style>
    <style:style style:name="P18" style:family="paragraph" style:parent-style-name="Standard">
      <style:text-properties fo:color="#c9211e" loext:opacity="100%" fo:font-size="16pt" fo:font-weight="bold" officeooo:rsid="001581d4" officeooo:paragraph-rsid="001581d4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c9211e" loext:opacity="100%" fo:font-size="16pt" fo:font-weight="bold" officeooo:rsid="0017a9ce" officeooo:paragraph-rsid="0017a9ce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c9211e" loext:opacity="100%" fo:font-size="16pt" fo:font-weight="bold" officeooo:rsid="001807ce" officeooo:paragraph-rsid="001807ce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c9211e" loext:opacity="100%" fo:font-size="16pt" fo:font-weight="bold" officeooo:rsid="001a0c5e" officeooo:paragraph-rsid="001a0c5e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c9211e" loext:opacity="100%" fo:font-size="16pt" fo:font-weight="bold" officeooo:rsid="001a0c5e" officeooo:paragraph-rsid="001da2fb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c9211e" loext:opacity="100%" fo:font-size="16pt" fo:font-weight="bold" officeooo:rsid="001a0c5e" officeooo:paragraph-rsid="001ddd4f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c9211e" loext:opacity="100%" fo:font-size="16pt" fo:font-weight="bold" officeooo:rsid="001a0c5e" officeooo:paragraph-rsid="0032f075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c9211e" loext:opacity="100%" fo:font-size="16pt" fo:font-weight="bold" officeooo:rsid="00358c1b" officeooo:paragraph-rsid="003760fb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c9211e" loext:opacity="100%" fo:font-size="16pt" officeooo:rsid="001807ce" officeooo:paragraph-rsid="003760fb" style:font-size-asian="16pt" style:font-size-complex="16pt"/>
    </style:style>
    <style:style style:name="P27" style:family="paragraph" style:parent-style-name="Table_20_Contents">
      <style:text-properties officeooo:paragraph-rsid="001807ce"/>
    </style:style>
    <style:style style:name="P28" style:family="paragraph" style:parent-style-name="Text_20_body">
      <style:paragraph-properties fo:margin-left="1cm" fo:margin-right="1cm" fo:text-indent="0cm" style:auto-text-indent="false"/>
    </style:style>
    <style:style style:name="P29" style:family="paragraph" style:parent-style-name="Standard">
      <style:text-properties officeooo:paragraph-rsid="001bea5b"/>
    </style:style>
    <style:style style:name="P30" style:family="paragraph" style:parent-style-name="Standard">
      <style:text-properties officeooo:paragraph-rsid="001ee940"/>
    </style:style>
    <style:style style:name="P31" style:family="paragraph" style:parent-style-name="Standard">
      <style:text-properties officeooo:paragraph-rsid="001fa297"/>
    </style:style>
    <style:style style:name="P32" style:family="paragraph" style:parent-style-name="Standard">
      <style:text-properties officeooo:rsid="00166c1a" officeooo:paragraph-rsid="00166c1a"/>
    </style:style>
    <style:style style:name="P33" style:family="paragraph" style:parent-style-name="Standard">
      <style:text-properties officeooo:paragraph-rsid="0020de06"/>
    </style:style>
    <style:style style:name="P34" style:family="paragraph" style:parent-style-name="Table_20_Contents">
      <style:text-properties officeooo:rsid="00235c9f" officeooo:paragraph-rsid="00235c9f"/>
    </style:style>
    <style:style style:name="P35" style:family="paragraph" style:parent-style-name="Standard">
      <style:text-properties officeooo:paragraph-rsid="00260e5d"/>
    </style:style>
    <style:style style:name="P36" style:family="paragraph" style:parent-style-name="Text_20_body">
      <style:text-properties officeooo:paragraph-rsid="00260e5d"/>
    </style:style>
    <style:style style:name="P37" style:family="paragraph" style:parent-style-name="Standard">
      <style:text-properties officeooo:paragraph-rsid="002b7642"/>
    </style:style>
    <style:style style:name="P38" style:family="paragraph" style:parent-style-name="Standard">
      <style:text-properties officeooo:paragraph-rsid="0026f706"/>
    </style:style>
    <style:style style:name="P39" style:family="paragraph" style:parent-style-name="Standard">
      <style:text-properties officeooo:paragraph-rsid="0028dddc"/>
    </style:style>
    <style:style style:name="P40" style:family="paragraph" style:parent-style-name="Standard">
      <style:text-properties officeooo:paragraph-rsid="00296a32"/>
    </style:style>
    <style:style style:name="P41" style:family="paragraph" style:parent-style-name="Standard">
      <style:text-properties officeooo:paragraph-rsid="002a07e6"/>
    </style:style>
    <style:style style:name="P42" style:family="paragraph" style:parent-style-name="Standard">
      <style:text-properties officeooo:paragraph-rsid="002ddef5"/>
    </style:style>
    <style:style style:name="P43" style:family="paragraph" style:parent-style-name="Standard">
      <style:text-properties fo:font-size="16pt" fo:font-weight="bold" officeooo:rsid="001581d4" officeooo:paragraph-rsid="003760fb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358c1b" officeooo:paragraph-rsid="003760fb" style:font-size-asian="16pt" style:font-weight-asian="bold" style:font-size-complex="16pt" style:font-weight-complex="bold"/>
    </style:style>
    <style:style style:name="P45" style:family="paragraph" style:parent-style-name="Heading_20_3">
      <style:text-properties fo:color="#3465a4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46" style:family="paragraph" style:parent-style-name="Standard" style:list-style-name="L1">
      <style:text-properties officeooo:rsid="001581d4" officeooo:paragraph-rsid="001581d4"/>
    </style:style>
    <style:style style:name="P47" style:family="paragraph" style:parent-style-name="Standard" style:list-style-name="L2">
      <style:text-properties fo:font-weight="normal" officeooo:rsid="001581d4" officeooo:paragraph-rsid="001581d4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1c4ce1" officeooo:paragraph-rsid="001c4ce1" style:font-weight-asian="normal" style:font-weight-complex="normal"/>
    </style:style>
    <style:style style:name="P49" style:family="paragraph" style:parent-style-name="Standard" style:list-style-name="L2">
      <style:text-properties fo:font-weight="bold" officeooo:rsid="001581d4" officeooo:paragraph-rsid="001581d4" style:font-weight-asian="bold" style:font-weight-complex="bold"/>
    </style:style>
    <style:style style:name="P50" style:family="paragraph" style:parent-style-name="Standard" style:list-style-name="L5">
      <style:text-properties fo:font-weight="bold" officeooo:rsid="001bea5b" officeooo:paragraph-rsid="001bea5b" style:font-weight-asian="bold" style:font-weight-complex="bold"/>
    </style:style>
    <style:style style:name="P51" style:family="paragraph" style:parent-style-name="Standard" style:list-style-name="L3">
      <style:text-properties officeooo:rsid="00166c1a" officeooo:paragraph-rsid="00166c1a"/>
    </style:style>
    <style:style style:name="P52" style:family="paragraph" style:parent-style-name="Standard" style:list-style-name="L4">
      <style:text-properties fo:color="#000000" loext:opacity="100%" fo:font-size="16pt" fo:font-weight="normal" officeooo:rsid="0032f075" officeooo:paragraph-rsid="0032f075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text-properties fo:color="#000000" loext:opacity="100%" fo:font-size="14pt" fo:font-weight="normal" officeooo:rsid="0032f075" officeooo:paragraph-rsid="0032f075" style:font-size-asian="14pt" style:font-weight-asian="normal" style:font-size-complex="14pt" style:font-weight-complex="normal"/>
    </style:style>
    <style:style style:name="P54" style:family="paragraph" style:parent-style-name="Standard" style:list-style-name="L5">
      <style:text-properties fo:color="#000000" loext:opacity="100%" fo:font-size="14pt" fo:font-weight="bold" officeooo:rsid="001a0c5e" officeooo:paragraph-rsid="001a0c5e" style:font-size-asian="12.25pt" style:font-weight-asian="bold" style:font-size-complex="14pt" style:font-weight-complex="bold"/>
    </style:style>
    <style:style style:name="P55" style:family="paragraph" style:parent-style-name="Standard" style:list-style-name="L5">
      <style:text-properties fo:color="#000000" loext:opacity="100%" fo:font-size="14pt" fo:font-weight="bold" officeooo:rsid="001bea5b" officeooo:paragraph-rsid="001bea5b" style:font-size-asian="12.25pt" style:font-weight-asian="bold" style:font-size-complex="14pt" style:font-weight-complex="bold"/>
    </style:style>
    <style:style style:name="P56" style:family="paragraph" style:parent-style-name="Standard" style:list-style-name="L6">
      <style:text-properties fo:color="#000000" loext:opacity="100%" fo:font-size="14pt" fo:font-weight="bold" officeooo:rsid="001da2fb" officeooo:paragraph-rsid="001da2fb" style:font-size-asian="12.25pt" style:font-weight-asian="bold" style:font-size-complex="14pt" style:font-weight-complex="bold"/>
    </style:style>
    <style:style style:name="P57" style:family="paragraph" style:parent-style-name="Standard" style:list-style-name="L7">
      <style:text-properties fo:color="#000000" loext:opacity="100%" fo:font-size="14pt" fo:font-weight="bold" officeooo:rsid="001ddd4f" officeooo:paragraph-rsid="001ddd4f" style:font-size-asian="12.25pt" style:font-weight-asian="bold" style:font-size-complex="14pt" style:font-weight-complex="bold"/>
    </style:style>
    <style:style style:name="P58" style:family="paragraph" style:parent-style-name="Standard" style:list-style-name="L5">
      <style:paragraph-properties fo:margin-top="0cm" fo:margin-bottom="0.499cm" style:contextual-spacing="false"/>
      <style:text-properties officeooo:paragraph-rsid="001a0c5e"/>
    </style:style>
    <style:style style:name="P59" style:family="paragraph" style:parent-style-name="Standard" style:list-style-name="L5">
      <style:text-properties officeooo:paragraph-rsid="001a0c5e"/>
    </style:style>
    <style:style style:name="P60" style:family="paragraph" style:parent-style-name="Standard" style:list-style-name="L7">
      <style:text-properties officeooo:paragraph-rsid="001ddd4f"/>
    </style:style>
    <style:style style:name="P61" style:family="paragraph" style:parent-style-name="Standard" style:list-style-name="L8">
      <style:text-properties officeooo:paragraph-rsid="001fa297"/>
    </style:style>
    <style:style style:name="P62" style:family="paragraph" style:parent-style-name="Standard" style:list-style-name="L9">
      <style:text-properties officeooo:paragraph-rsid="00260e5d"/>
    </style:style>
    <style:style style:name="P63" style:family="paragraph" style:parent-style-name="Standard" style:list-style-name="L10">
      <style:text-properties officeooo:paragraph-rsid="00260e5d"/>
    </style:style>
    <style:style style:name="P64" style:family="paragraph" style:parent-style-name="Standard" style:list-style-name="L10">
      <style:text-properties officeooo:paragraph-rsid="002b7642"/>
    </style:style>
    <style:style style:name="P65" style:family="paragraph" style:parent-style-name="Standard" style:list-style-name="L10">
      <style:text-properties officeooo:paragraph-rsid="002e9602"/>
    </style:style>
    <style:style style:name="P66" style:family="paragraph" style:parent-style-name="Standard">
      <style:text-properties fo:color="#c9211e" loext:opacity="100%" fo:font-size="16pt" fo:font-weight="bold" officeooo:rsid="001a0c5e" officeooo:paragraph-rsid="00380732" style:font-size-asian="16pt" style:font-weight-asian="bold" style:font-size-complex="16pt" style:font-weight-complex="bold"/>
    </style:style>
    <style:style style:name="P67" style:family="paragraph" style:parent-style-name="Standard">
      <style:text-properties fo:color="#2a6099" loext:opacity="100%" fo:font-size="16pt" fo:font-weight="bold" officeooo:rsid="00380732" officeooo:paragraph-rsid="00380732" style:font-size-asian="16pt" style:font-weight-asian="bold" style:font-size-complex="16pt" style:font-weight-complex="bold"/>
    </style:style>
    <style:style style:name="P68" style:family="paragraph" style:parent-style-name="Standard" style:list-style-name="L11">
      <style:text-properties fo:color="#2a6099" loext:opacity="100%" fo:font-size="16pt" fo:font-weight="bold" officeooo:rsid="00380732" officeooo:paragraph-rsid="00380732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e24" style:font-weight-asian="bold" style:font-weight-complex="bold"/>
    </style:style>
    <style:style style:name="T3" style:family="text">
      <style:text-properties officeooo:rsid="00166c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81d4" style:font-weight-asian="normal" style:font-weight-complex="normal"/>
    </style:style>
    <style:style style:name="T6" style:family="text">
      <style:text-properties fo:font-weight="normal" officeooo:rsid="00235c9f" style:font-weight-asian="normal" style:font-weight-complex="normal"/>
    </style:style>
    <style:style style:name="T7" style:family="text">
      <style:text-properties officeooo:rsid="001807c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2f075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ee940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da2fb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380732" style:font-size-asian="12.25pt" style:font-weight-asian="normal" style:font-size-complex="14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1da2fb" style:font-size-asian="12.25pt" style:font-size-complex="14pt"/>
    </style:style>
    <style:style style:name="T18" style:family="text">
      <style:text-properties fo:font-size="14pt" officeooo:rsid="001ddd4f" style:font-size-asian="12.25pt" style:font-size-complex="14pt"/>
    </style:style>
    <style:style style:name="T19" style:family="text">
      <style:text-properties fo:font-size="14pt" officeooo:rsid="001ee940" style:font-size-asian="12.25pt" style:font-size-complex="14pt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22" style:family="text">
      <style:text-properties fo:color="#000000" loext:opacity="100%" fo:font-size="14pt" fo:font-weight="normal" officeooo:rsid="001a0c5e" style:font-size-asian="12.25pt" style:font-weight-asian="normal" style:font-size-complex="14pt" style:font-weight-complex="normal"/>
    </style:style>
    <style:style style:name="T23" style:family="text">
      <style:text-properties fo:color="#000000" loext:opacity="100%" fo:font-size="14pt" fo:font-weight="normal" officeooo:rsid="001ee940" style:font-size-asian="12.25pt" style:font-weight-asian="normal" style:font-size-complex="14pt" style:font-weight-complex="normal"/>
    </style:style>
    <style:style style:name="T24" style:family="text">
      <style:text-properties fo:color="#000000" loext:opacity="100%" fo:font-size="14pt" fo:font-weight="normal" officeooo:rsid="001fa297" style:font-size-asian="12.25pt" style:font-weight-asian="normal" style:font-size-complex="14pt" style:font-weight-complex="normal"/>
    </style:style>
    <style:style style:name="T25" style:family="text">
      <style:text-properties fo:color="#000000" loext:opacity="100%" fo:font-size="14pt" fo:font-weight="normal" officeooo:rsid="0020de06" style:font-size-asian="12.25pt" style:font-weight-asian="normal" style:font-size-complex="14pt" style:font-weight-complex="normal"/>
    </style:style>
    <style:style style:name="T26" style:family="text">
      <style:text-properties fo:color="#000000" loext:opacity="100%" fo:font-size="14pt" fo:font-weight="normal" officeooo:rsid="00235c9f" style:font-size-asian="12.25pt" style:font-weight-asian="normal" style:font-size-complex="14pt" style:font-weight-complex="normal"/>
    </style:style>
    <style:style style:name="T27" style:family="text">
      <style:text-properties fo:color="#000000" loext:opacity="100%" fo:font-size="14pt" fo:font-weight="normal" officeooo:rsid="00252a69" style:font-size-asian="12.25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officeooo:rsid="00260e5d" style:font-size-asian="12.25pt" style:font-weight-asian="normal" style:font-size-complex="14pt" style:font-weight-complex="normal"/>
    </style:style>
    <style:style style:name="T29" style:family="text">
      <style:text-properties fo:color="#000000" loext:opacity="100%" fo:font-size="14pt" fo:font-weight="normal" officeooo:rsid="002a07e6" style:font-size-asian="12.25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officeooo:rsid="002ddef5" style:font-size-asian="12.25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bold" officeooo:rsid="001a0c5e" style:font-size-asian="12.25pt" style:font-weight-asian="bold" style:font-size-complex="14pt" style:font-weight-complex="bold"/>
    </style:style>
    <style:style style:name="T32" style:family="text">
      <style:text-properties fo:color="#000000" loext:opacity="100%" fo:font-size="14pt" fo:font-weight="bold" officeooo:rsid="001bea5b" style:font-size-asian="12.25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1ddd4f" style:font-size-asian="12.25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bold" officeooo:rsid="001ee940" style:font-size-asian="12.25pt" style:font-weight-asian="bold" style:font-size-complex="14pt" style:font-weight-complex="bold"/>
    </style:style>
    <style:style style:name="T35" style:family="text">
      <style:text-properties fo:color="#000000" loext:opacity="100%" fo:font-size="14pt" fo:font-weight="bold" officeooo:rsid="001fa297" style:font-size-asian="12.25pt" style:font-weight-asian="bold" style:font-size-complex="14pt" style:font-weight-complex="bold"/>
    </style:style>
    <style:style style:name="T36" style:family="text">
      <style:text-properties fo:color="#000000" loext:opacity="100%" fo:font-size="14pt" fo:font-weight="bold" officeooo:rsid="0020de06" style:font-size-asian="12.25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2.25pt" style:font-size-complex="14pt"/>
    </style:style>
    <style:style style:name="T38" style:family="text">
      <style:text-properties fo:color="#000000" loext:opacity="100%" fo:font-size="14pt" officeooo:rsid="001a0c5e" style:font-size-asian="12.25pt" style:font-size-complex="14pt"/>
    </style:style>
    <style:style style:name="T39" style:family="text">
      <style:text-properties fo:color="#000000" loext:opacity="100%" fo:font-size="14pt" officeooo:rsid="0020de06" style:font-size-asian="12.25pt" style:font-size-complex="14pt"/>
    </style:style>
    <style:style style:name="T40" style:family="text">
      <style:text-properties fo:color="#000000" loext:opacity="100%" fo:font-size="14pt" officeooo:rsid="00252a69" style:font-size-asian="12.25pt" style:font-size-complex="14pt"/>
    </style:style>
    <style:style style:name="T41" style:family="text">
      <style:text-properties fo:color="#000000" loext:opacity="100%" fo:font-size="14pt" officeooo:rsid="00260e5d" style:font-size-asian="12.25pt" style:font-size-complex="14pt"/>
    </style:style>
    <style:style style:name="T42" style:family="text">
      <style:text-properties fo:color="#000000" loext:opacity="100%" fo:font-size="14pt" officeooo:rsid="0026f706" style:font-size-asian="12.25pt" style:font-size-complex="14pt"/>
    </style:style>
    <style:style style:name="T43" style:family="text">
      <style:text-properties fo:color="#000000" loext:opacity="100%" fo:font-size="14pt" officeooo:rsid="002b7642" style:font-size-asian="12.25pt" style:font-size-complex="14pt"/>
    </style:style>
    <style:style style:name="T44" style:family="text">
      <style:text-properties fo:color="#000000" loext:opacity="100%" fo:font-size="14pt" officeooo:rsid="002c0490" style:font-size-asian="12.25pt" style:font-size-complex="14pt"/>
    </style:style>
    <style:style style:name="T45" style:family="text">
      <style:text-properties fo:color="#000000" loext:opacity="100%" fo:font-size="14pt" officeooo:rsid="002ddef5" style:font-size-asian="12.25pt" style:font-size-complex="14pt"/>
    </style:style>
    <style:style style:name="T46" style:family="text">
      <style:text-properties fo:color="#000000" loext:opacity="100%" fo:font-size="14pt" officeooo:rsid="0031eb97" style:font-size-asian="12.25pt" style:font-size-complex="14pt"/>
    </style:style>
    <style:style style:name="T47" style:family="text">
      <style:text-properties fo:color="#000000" loext:opacity="100%" fo:font-size="12pt" officeooo:rsid="00296a32" style:font-size-asian="10.5pt" style:font-size-complex="12pt"/>
    </style:style>
    <style:style style:name="T48" style:family="text">
      <style:text-properties fo:color="#000000" loext:opacity="100%" fo:font-size="12pt" fo:font-weight="normal" officeooo:rsid="00296a32" style:font-size-asian="10.5pt" style:font-weight-asian="normal" style:font-size-complex="12pt" style:font-weight-complex="normal"/>
    </style:style>
    <style:style style:name="T49" style:family="text">
      <style:text-properties fo:color="#000000" loext:opacity="100%" fo:font-size="12pt" fo:font-weight="normal" officeooo:rsid="002a07e6" style:font-size-asian="10.5pt" style:font-weight-asian="normal" style:font-size-complex="12pt" style:font-weight-complex="normal"/>
    </style:style>
    <style:style style:name="T50" style:family="text">
      <style:text-properties fo:color="#000000" loext:opacity="100%" fo:font-size="12pt" fo:font-weight="bold" officeooo:rsid="002a07e6" style:font-size-asian="10.5pt" style:font-weight-asian="bold" style:font-size-complex="12pt" style:font-weight-complex="bold"/>
    </style:style>
    <style:style style:name="T51" style:family="text">
      <style:text-properties fo:color="#000000" loext:opacity="100%" fo:font-size="12pt" fo:font-weight="bold" officeooo:rsid="002ddef5" style:font-size-asian="10.5pt" style:font-weight-asian="bold" style:font-size-complex="12pt" style:font-weight-complex="bold"/>
    </style:style>
    <style:style style:name="T52" style:family="text">
      <style:text-properties fo:color="#000000" loext:opacity="100%" fo:font-size="12pt" fo:font-weight="bold" officeooo:rsid="002fff74" style:font-size-asian="10.5pt" style:font-weight-asian="bold" style:font-size-complex="12pt" style:font-weight-complex="bold"/>
    </style:style>
    <style:style style:name="T53" style:family="text">
      <style:text-properties fo:color="#000000" loext:opacity="100%" fo:font-weight="bold" officeooo:rsid="00358c1b" style:font-weight-asian="bold" style:font-weight-complex="bold"/>
    </style:style>
    <style:style style:name="T54" style:family="text">
      <style:text-properties fo:font-size="16pt" fo:font-weight="bold" officeooo:rsid="00185e24" style:font-size-asian="16pt" style:font-weight-asian="bold" style:font-size-complex="16pt" style:font-weight-complex="bold"/>
    </style:style>
    <style:style style:name="T55" style:family="text">
      <style:text-properties fo:color="#81aca6" loext:opacity="100%" fo:font-weight="bold" style:font-weight-asian="bold" style:font-weight-complex="bold"/>
    </style:style>
    <style:style style:name="T56" style:family="text">
      <style:text-properties fo:color="#c9211e" loext:opacity="100%" fo:font-size="14pt" officeooo:rsid="0020de06" style:font-size-asian="12.25pt" style:font-size-complex="14pt"/>
    </style:style>
    <style:style style:name="T57" style:family="text">
      <style:text-properties fo:color="#c9211e" loext:opacity="100%" fo:font-size="14pt" officeooo:rsid="002a07e6" style:font-size-asian="12.25pt" style:font-size-complex="14pt"/>
    </style:style>
    <style:style style:name="T58" style:family="text">
      <style:text-properties fo:color="#c9211e" loext:opacity="100%" fo:font-size="14pt" fo:font-weight="bold" officeooo:rsid="001fa297" style:font-size-asian="12.25pt" style:font-weight-asian="bold" style:font-size-complex="14pt" style:font-weight-complex="bold"/>
    </style:style>
    <style:style style:name="T59" style:family="text">
      <style:text-properties fo:color="#c9211e" loext:opacity="100%" fo:font-size="14pt" fo:font-weight="bold" officeooo:rsid="0020de06" style:font-size-asian="12.25pt" style:font-weight-asian="bold" style:font-size-complex="14pt" style:font-weight-complex="bold"/>
    </style:style>
    <style:style style:name="T60" style:family="text">
      <style:text-properties officeooo:rsid="00235c9f"/>
    </style:style>
    <style:style style:name="T61" style:family="text">
      <style:text-properties fo:color="#2a6099" loext:opacity="100%" fo:font-size="14pt" officeooo:rsid="00252a69" style:font-size-asian="12.25pt" style:font-size-complex="14pt"/>
    </style:style>
    <style:style style:name="T62" style:family="text">
      <style:text-properties fo:color="#2a6099" loext:opacity="100%" fo:font-size="14pt" officeooo:rsid="00260e5d" style:font-size-asian="12.25pt" style:font-size-complex="14pt"/>
    </style:style>
    <style:style style:name="T63" style:family="text">
      <style:text-properties fo:color="#2a6099" loext:opacity="100%" fo:font-size="14pt" officeooo:rsid="0028dddc" style:font-size-asian="12.25pt" style:font-size-complex="14pt"/>
    </style:style>
    <style:style style:name="T64" style:family="text">
      <style:text-properties fo:color="#2a6099" loext:opacity="100%" fo:font-size="14pt" officeooo:rsid="00296a32" style:font-size-asian="12.25pt" style:font-size-complex="14pt"/>
    </style:style>
    <style:style style:name="T65" style:family="text">
      <style:text-properties fo:color="#2a6099" loext:opacity="100%" fo:font-size="14pt" officeooo:rsid="002b7642" style:font-size-asian="12.25pt" style:font-size-complex="14pt"/>
    </style:style>
    <style:style style:name="T66" style:family="text">
      <style:text-properties fo:color="#2a6099" loext:opacity="100%" fo:font-size="14pt" officeooo:rsid="002ddef5" style:font-size-asian="12.25pt" style:font-size-complex="14pt"/>
    </style:style>
    <style:style style:name="T67" style:family="text">
      <style:text-properties officeooo:rsid="0035316e"/>
    </style:style>
    <style:style style:name="T68" style:family="text">
      <style:text-properties officeooo:rsid="00358c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n apprend les config</text:p>
      <text:h text:style-name="P2" text:outline-level="2">Scénario réaliste :</text:h>
      <text:p text:style-name="P28"><text:span text:style-name="Strong_20_Emphasis">"Entreprise ABC"</text:span> a un siège avec des utilisateurs, des serveurs internes et un accès Internet. Le FortiGate protège tout le réseau.</text:p>
      <text:p text:style-name="Horizontal_20_Line"/>
      <text:h text:style-name="Heading_20_2" text:outline-level="2">Plan d'adressage 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Interface</text:p>
            </table:table-cell>
            <table:table-cell table:style-name="Table1.A1" office:value-type="string">
              <text:p text:style-name="Table_20_Heading">Zone</text:p>
            </table:table-cell>
            <table:table-cell table:style-name="Table1.A1" office:value-type="string">
              <text:p text:style-name="Table_20_Heading">Réseau</text:p>
            </table:table-cell>
            <table:table-cell table:style-name="Table1.A1" office:value-type="string">
              <text:p text:style-name="Table_20_Heading">IP FortiGate</text:p>
            </table:table-cell>
            <table:table-cell table:style-name="Table1.A1" office:value-type="string">
              <text:p text:style-name="Table_20_Heading">Rô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ort1</text:span></text:p>
          </table:table-cell>
          <table:table-cell table:style-name="Table1.A1" office:value-type="string">
            <text:p text:style-name="Table_20_Contents">WAN</text:p>
          </table:table-cell>
          <table:table-cell table:style-name="Table1.A1" office:value-type="string">
            <text:p text:style-name="Table_20_Contents">172.16.<text:span text:style-name="T60">0</text:span>.0/24</text:p>
          </table:table-cell>
          <table:table-cell table:style-name="Table1.A1" office:value-type="string">
            <text:p text:style-name="Table_20_Contents">172.16.179.2</text:p>
          </table:table-cell>
          <table:table-cell table:style-name="Table1.A1" office:value-type="string">
            <text:p text:style-name="Table_20_Contents">Internet/GNS3 V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2</text:span></text:p>
          </table:table-cell>
          <table:table-cell table:style-name="Table1.A1" office:value-type="string">
            <text:p text:style-name="Table_20_Contents">LAN</text:p>
          </table:table-cell>
          <table:table-cell table:style-name="Table1.A1" office:value-type="string">
            <text:p text:style-name="Table_20_Contents">192.168.10.0/24</text:p>
          </table:table-cell>
          <table:table-cell table:style-name="Table1.A1" office:value-type="string">
            <text:p text:style-name="Table_20_Contents">192.168.10.1</text:p>
          </table:table-cell>
          <table:table-cell table:style-name="Table1.A1" office:value-type="string">
            <text:p text:style-name="Table_20_Contents">Utilisateu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3</text:span></text:p>
          </table:table-cell>
          <table:table-cell table:style-name="Table1.A1" office:value-type="string">
            <text:p text:style-name="Table_20_Contents">DMZ</text:p>
          </table:table-cell>
          <table:table-cell table:style-name="Table1.A1" office:value-type="string">
            <text:p text:style-name="Table_20_Contents">192.168.20.0/24</text:p>
          </table:table-cell>
          <table:table-cell table:style-name="Table1.A1" office:value-type="string">
            <text:p text:style-name="Table_20_Contents">192.168.20.1</text:p>
          </table:table-cell>
          <table:table-cell table:style-name="Table1.A1" office:value-type="string">
            <text:p text:style-name="Table_20_Contents">Serveurs</text:p>
          </table:table-cell>
        </table:table-row>
      </table:table>
      <text:p text:style-name="Horizontal_20_Line"/>
      <text:p text:style-name="P3">Topologie complète : voir fichier gns3.</text:p>
      <text:h text:style-name="P2" text:outline-level="2">Plan des exercices professionnels 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#</text:p>
            </table:table-cell>
            <table:table-cell table:style-name="Table2.A1" office:value-type="string">
              <text:p text:style-name="Table_20_Heading">Exercice</text:p>
            </table:table-cell>
            <table:table-cell table:style-name="Table2.A1" office:value-type="string">
              <text:p text:style-name="Table_20_Heading">Objectif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</text:span></text:p>
          </table:table-cell>
          <table:table-cell table:style-name="Table2.A1" office:value-type="string">
            <text:p text:style-name="Table_20_Contents">Plan d'adressage</text:p>
          </table:table-cell>
          <table:table-cell table:style-name="Table2.A1" office:value-type="string">
            <text:p text:style-name="Table_20_Contents">Documenter avant de configur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</text:span></text:p>
          </table:table-cell>
          <table:table-cell table:style-name="Table2.A1" office:value-type="string">
            <text:p text:style-name="Table_20_Contents">Configuration interfaces</text:p>
          </table:table-cell>
          <table:table-cell table:style-name="Table2.A1" office:value-type="string">
            <text:p text:style-name="Table_20_Contents">port1 WAN, port2 LAN, port3 DMZ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</text:span></text:p>
          </table:table-cell>
          <table:table-cell table:style-name="Table2.A1" office:value-type="string">
            <text:p text:style-name="Table_20_Contents">Création des objets</text:p>
          </table:table-cell>
          <table:table-cell table:style-name="Table2.A1" office:value-type="string">
            <text:p text:style-name="Table_20_Contents">Adresses, réseaux, servic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</text:span></text:p>
          </table:table-cell>
          <table:table-cell table:style-name="Table2.A1" office:value-type="string">
            <text:p text:style-name="Table_20_Contents">DNS et routage</text:p>
          </table:table-cell>
          <table:table-cell table:style-name="Table2.A1" office:value-type="string">
            <text:p text:style-name="Table_20_Contents">Accès Intern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</text:span></text:p>
          </table:table-cell>
          <table:table-cell table:style-name="Table2.A1" office:value-type="string">
            <text:p text:style-name="Table_20_Contents">Politique LAN→WAN</text:p>
          </table:table-cell>
          <table:table-cell table:style-name="Table2.A1" office:value-type="string">
            <text:p text:style-name="Table_20_Contents">Utilisateurs surfent sur Intern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6</text:span></text:p>
          </table:table-cell>
          <table:table-cell table:style-name="Table2.A1" office:value-type="string">
            <text:p text:style-name="Table_20_Contents">Politique LAN→DMZ</text:p>
          </table:table-cell>
          <table:table-cell table:style-name="Table2.A1" office:value-type="string">
            <text:p text:style-name="Table_20_Contents">Utilisateurs accèdent aux serveu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7</text:span></text:p>
          </table:table-cell>
          <table:table-cell table:style-name="Table2.A1" office:value-type="string">
            <text:p text:style-name="Table_20_Contents">NAT</text:p>
          </table:table-cell>
          <table:table-cell table:style-name="Table2.A1" office:value-type="string">
            <text:p text:style-name="Table_20_Contents">Traduire IPs privées → publiq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8</text:span></text:p>
          </table:table-cell>
          <table:table-cell table:style-name="Table2.A1" office:value-type="string">
            <text:p text:style-name="Table_20_Contents">Blocage de sites</text:p>
          </table:table-cell>
          <table:table-cell table:style-name="Table2.A1" office:value-type="string">
            <text:p text:style-name="Table_20_Contents">Filtrage web (Facebook, YouTube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9</text:span></text:p>
          </table:table-cell>
          <table:table-cell table:style-name="Table2.A1" office:value-type="string">
            <text:p text:style-name="Table_20_Contents">Logs et monitoring</text:p>
          </table:table-cell>
          <table:table-cell table:style-name="Table2.A1" office:value-type="string">
            <text:p text:style-name="Table_20_Contents">Surveiller le trafic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10</text:span></text:p>
          </table:table-cell>
          <table:table-cell table:style-name="Table2.A1" office:value-type="string">
            <text:p text:style-name="Table_20_Contents">Sauvegarde config</text:p>
          </table:table-cell>
          <table:table-cell table:style-name="Table2.A1" office:value-type="string">
            <text:p text:style-name="Table_20_Contents">Backup professionnel</text:p>
          </table:table-cell>
        </table:table-row>
      </table:table>
      <text:p text:style-name="P3"/>
      <text:h text:style-name="P2" text:outline-level="2"><text:s/>Équipements dans GNS3 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Équipement</text:p>
            </table:table-cell>
            <table:table-cell table:style-name="Table3.A1" office:value-type="string">
              <text:p text:style-name="Table_20_Heading">Nombre</text:p>
            </table:table-cell>
            <table:table-cell table:style-name="Table3.A1" office:value-type="string">
              <text:p text:style-name="Table_20_Heading">Rô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ortiGate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Firewall principa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witch (IOU)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Switch LAN et DMZ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PCS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PC1 et PC2 (LAN)</text:p>
          </table:table-cell>
        </table:table-row>
        <table:table-row>
          <table:table-cell table:style-name="Table3.A1" office:value-type="string">
            <text:p text:style-name="P27"><text:span text:style-name="Strong_20_Emphasis"><text:span text:style-name="T7">routeur</text:span>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Serveur <text:span text:style-name="T7">DHCP</text:span> (DMZ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loud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Accès Internet/GNS3 VM</text:p>
          </table:table-cell>
        </table:table-row>
      </table:table>
      <text:p text:style-name="P3"/>
      <text:h text:style-name="P2" text:outline-level="2"><text:s/>Journal des changements (à remplir au fur et à mesure) 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ate</text:p>
            </table:table-cell>
            <table:table-cell table:style-name="Table4.A1" office:value-type="string">
              <text:p text:style-name="Table_20_Heading">Modification</text:p>
            </table:table-cell>
            <table:table-cell table:style-name="Table4.A1" office:value-type="string">
              <text:p text:style-name="Table_20_Heading">Statut</text:p>
            </table:table-cell>
          </table:table-row>
        </table:table-header-rows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Plan d'adressage</text:p>
          </table:table-cell>
          <table:table-cell table:style-name="Table4.A1" office:value-type="string">
            <text:p text:style-name="P34">done</text:p>
          </table:table-cell>
        </table:table-row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1 WAN</text:p>
          </table:table-cell>
          <table:table-cell table:style-name="Table4.A1" office:value-type="string">
            <text:p text:style-name="P34">done</text:p>
          </table:table-cell>
        </table:table-row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2 LAN</text:p>
          </table:table-cell>
          <table:table-cell table:style-name="Table4.A1" office:value-type="string">
            <text:p text:style-name="P34">done</text:p>
          </table:table-cell>
        </table:table-row>
        <text:soft-page-break/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3 DMZ</text:p>
          </table:table-cell>
          <table:table-cell table:style-name="Table4.A1" office:value-type="string">
            <text:p text:style-name="P34">done</text:p>
          </table:table-cell>
        </table:table-row>
      </table:table>
      <text:p text:style-name="P3"/>
      <text:p text:style-name="P18"/>
      <text:p text:style-name="P18">Comment se connecter au GUI du Firewall ?</text:p>
      <text:p text:style-name="P12"/>
      <text:p text:style-name="P12">Avec la VM windows : </text:p>
      <text:p text:style-name="P12"><text:tab/></text:p>
      <text:list text:style-name="L1">
        <text:list-item>
          <text:p text:style-name="P46">mettre la Vm sur la carte <text:span text:style-name="T60">en bridge</text:span> (→ network adapter)</text:p>
        </text:list-item>
        <text:list-item>
          <text:p text:style-name="P46">connecter le port eth1 du claud au port 1 du firewall</text:p>
        </text:list-item>
        <text:list-item>
          <text:p text:style-name="P46">mettre la Vm et Fw sur le meme reseau <text:span text:style-name="T3">que</text:span> la cart reseau <text:span text:style-name="T60">du meme reseau que le pc hote</text:span> (ifconfig)</text:p>
          <text:list>
            <text:list-item>
              <text:p text:style-name="P46">Fw : </text:p>
            </text:list-item>
          </text:list>
        </text:list-item>
      </text:list>
      <text:p text:style-name="P12"><text:tab/><text:tab/><text:tab/></text:p>
      <text:p text:style-name="P12"/>
      <text:p text:style-name="P12"><text:tab/><text:tab/><text:tab/><text:span text:style-name="T1">config system interface</text:span></text:p>
      <text:p text:style-name="P13"><text:tab/><text:tab/><text:tab/>edit port1</text:p>
      <text:p text:style-name="P13"><text:tab/><text:tab/><text:tab/>set ip 172.16.<text:span text:style-name="T60">0</text:span>.<text:span text:style-name="T60">100</text:span> 255.255.<text:span text:style-name="T60">240</text:span>.0</text:p>
      <text:p text:style-name="P13"><text:tab/><text:tab/><text:tab/>set allowaccess http https ping</text:p>
      <text:p text:style-name="P13"><text:tab/><text:tab/><text:tab/>next</text:p>
      <text:p text:style-name="P13"><text:tab/><text:tab/><text:tab/>end</text:p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47">la Vm :</text:p>
                      <text:list>
                        <text:list-header>
                          <text:p text:style-name="P49">ip 172.16.<text:span text:style-name="T60">0</text:span>.10<text:span text:style-name="T60">1</text:span></text:p>
                          <text:p text:style-name="P49">submask 255.55.<text:span text:style-name="T60">240</text:span>.0</text:p>
                          <text:p text:style-name="P49">gateway 172.16.<text:span text:style-name="T60">0</text:span>.<text:span text:style-name="T60">101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p text:style-name="P51"><text:span text:style-name="T4">acceder a l’interface GUI avec </text:span><text:a xlink:type="simple" xlink:href="http://172.16.179.10/" text:style-name="Internet_20_link" text:visited-style-name="Visited_20_Internet_20_Link"><text:span text:style-name="T4">http://</text:span><text:span text:style-name="T5">172.16.</text:span><text:span text:style-name="T6">0</text:span><text:span text:style-name="T5">.10</text:span></text:a><text:span text:style-name="T6">0</text:span><text:span text:style-name="T5"> </text:span><text:span text:style-name="T4">dans la vm </text:span><text:span text:style-name="T6">ou</text:span></text:p>
            </text:list-item>
          </text:list>
        </text:list-item>
      </text:list>
      <text:p text:style-name="P16">Avec le pc hot</text:p>
      <text:p text:style-name="P32"><text:span text:style-name="T1"/></text:p>
      <text:p text:style-name="P20">Configuration des interfaces du Fw</text:p>
      <text:p text:style-name="P26"><text:span text:style-name="T1"><text:tab/></text:span><text:span text:style-name="T53">config system global</text:span></text:p>
      <text:p text:style-name="P43"><text:tab/><text:span text:style-name="T68">set hostname …</text:span></text:p>
      <text:p text:style-name="P44"><text:tab/>next</text:p>
      <text:p text:style-name="P15"/>
      <text:p text:style-name="P25"><text:tab/><text:span text:style-name="T20">end</text:span></text:p>
      <text:p text:style-name="P6"><text:tab/><text:span text:style-name="T1">config system interface</text:span></text:p>
      <text:p text:style-name="P6"><text:tab/><text:span text:style-name="T1">edit port</text:span><text:span text:style-name="T55">n*</text:span></text:p>
      <text:p text:style-name="P8"><text:span text:style-name="T55"><text:tab/></text:span><text:span text:style-name="T1">set mode static</text:span></text:p>
      <text:p text:style-name="P6"><text:tab/><text:span text:style-name="T1">set alias</text:span> nom_</text:p>
      <text:p text:style-name="P6"><text:tab/><text:span text:style-name="T1">set ip </text:span>@ip submask</text:p>
      <text:p text:style-name="P6"><text:tab/><text:span text:style-name="T1">set allowaccess</text:span> ping https http ssh</text:p>
      <text:p text:style-name="P6"><text:tab/><text:span text:style-name="T1">set role</text:span> lan or dmz <text:span text:style-name="T67">or wan</text:span></text:p>
      <text:p text:style-name="P7"><text:tab/><text:span text:style-name="T2">next</text:span></text:p>
      <text:p text:style-name="P9"><text:tab/>end</text:p>
      <text:p text:style-name="P1">note :</text:p>
      <text:h text:style-name="P45" text:outline-level="3"><text:soft-page-break/><text:tab/>Bonnes pratiques 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Interface</text:p>
            </table:table-cell>
            <table:table-cell table:style-name="Table5.A1" office:value-type="string">
              <text:p text:style-name="Table_20_Heading">allowaccess recommandé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WAN</text:span></text:p>
          </table:table-cell>
          <table:table-cell table:style-name="Table5.A1" office:value-type="string">
            <text:p text:style-name="Table_20_Contents">❌ Rien en production !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AN</text:span></text:p>
          </table:table-cell>
          <table:table-cell table:style-name="Table5.A1" office:value-type="string">
            <text:p text:style-name="Table_20_Contents"><text:span text:style-name="Source_20_Text">ping https http ssh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MZ</text:span></text:p>
          </table:table-cell>
          <table:table-cell table:style-name="Table5.A1" office:value-type="string">
            <text:p text:style-name="Table_20_Contents"><text:span text:style-name="Source_20_Text">ping</text:span> seulement</text:p>
          </table:table-cell>
        </table:table-row>
      </table:table>
      <text:p text:style-name="P1"/>
      <text:p text:style-name="P9">show system interface <text:s/>→ <text:span text:style-name="T10">voir toutes les interfaces du Fw</text:span></text:p>
      <text:p text:style-name="P11"><text:span text:style-name="T54">show system interface port2 → </text:span><text:span text:style-name="T8">Voir une interface spécifique :</text:span></text:p>
      <text:p text:style-name="P11"><text:span text:style-name="T15">get system interface physical</text:span> → <text:span text:style-name="T8">Voir le statut physique </text:span></text:p>
      <text:p text:style-name="P11"><text:span text:style-name="T8"/></text:p>
      <text:p text:style-name="P24"><text:span text:style-name="T8">Comment </text:span><text:span text:style-name="T9">permettre au equipement d’avoir acces a internet</text:span><text:span text:style-name="T8"> ?</text:span></text:p>
      <text:p text:style-name="P24"><text:span text:style-name="T8"/></text:p>
      <text:list text:style-name="L4">
        <text:list-item>
          <text:p text:style-name="P52"><text:span text:style-name="T8">Changer les donnees du fichier </text:span><text:span text:style-name="T15">lab_fortigate.sh</text:span><text:span text:style-name="T8"> selon le reseau du pc hote</text:span></text:p>
        </text:list-item>
        <text:list-item>
          <text:p text:style-name="P53">connecter le FW a eth1 du cloud</text:p>
        </text:list-item>
        <text:list-item>
          <text:p text:style-name="P53">s’assurer que l’adaptateur 2 du VM gns3 est en NAT.</text:p>
        </text:list-item>
        <text:list-item>
          <text:p text:style-name="P53">Configurer la route par defaut vers internet sur le FW et le dns(8.8.8.8).</text:p>
        </text:list-item>
        <text:list-item>
          <text:p text:style-name="P52"><text:span text:style-name="T8">Excuter le fichier </text:span><text:span text:style-name="T15">lab_fortigate.sh</text:span></text:p>
          <text:p text:style-name="P52"><text:span text:style-name="T8"/></text:p>
        </text:list-item>
      </text:list>
      <text:p text:style-name="P11"><text:span text:style-name="T8"/></text:p>
      <text:p text:style-name="P21">Comment configurer le protocol DHCP sur le Fortigate ?</text:p>
      <text:p text:style-name="P21"/>
      <text:list text:style-name="L5">
        <text:list-item>
          <text:p text:style-name="P58"><text:span text:style-name="T31">config system dhcp server</text:span><text:span text:style-name="T22"> → </text:span><text:span text:style-name="T4">Entrée dans le menu de configuration des serveurs DHCP</text:span></text:p>
        </text:list-item>
        <text:list-item>
          <text:p text:style-name="P58"><text:span text:style-name="T31">edit 1</text:span><text:span text:style-name="T22"> → </text:span><text:span text:style-name="T4">Crée ou édite le serveur DHCP numéro </text:span><text:span text:style-name="Strong_20_Emphasis">1</text:span></text:p>
        </text:list-item>
        <text:list-item>
          <text:p text:style-name="P58"><text:span text:style-name="T31">set dns-service default</text:span><text:span text:style-name="T22"> → </text:span><text:span text:style-name="T4">Utilise le </text:span><text:span text:style-name="Strong_20_Emphasis">DNS par défaut</text:span><text:span text:style-name="T4"> du FortiGate (configuré dans Network → DNS) — ici ce sera </text:span><text:span text:style-name="Source_20_Text"><text:span text:style-name="T4">8.8.8.8</text:span></text:span></text:p>
        </text:list-item>
        <text:list-item>
          <text:p text:style-name="P54">set default-gateway<text:span text:style-name="T4"> 192.168.10.1 </text:span></text:p>
        </text:list-item>
        <text:list-item>
          <text:p text:style-name="P54">set netmask<text:span text:style-name="T4"> 255.255.255.0</text:span></text:p>
        </text:list-item>
        <text:list-item>
          <text:p text:style-name="P59"><text:span text:style-name="T31">set interface port2</text:span><text:span text:style-name="T22"> → </text:span><text:span text:style-name="T4">Ce serveur DHCP écoute sur </text:span><text:span text:style-name="Strong_20_Emphasis">port2</text:span><text:span text:style-name="T4"> (LAN) — les demandes DHCP venant de port2 seront traitées</text:span></text:p>
        </text:list-item>
        <text:list-item>
          <text:p text:style-name="P48"><text:span text:style-name="T1">set vci-match disable</text:span> → permet au dhcp de repondre a tous les clients. Sinon il repondra seulement aux equipements fortinet. </text:p>
        </text:list-item>
        <text:list-item>
          <text:p text:style-name="P54">config ip-range</text:p>
          <text:p text:style-name="P54"><text:s text:c="4"/>edit 1</text:p>
          <text:p text:style-name="P54"><text:s text:c="8"/>set start-ip 192.168.10.10</text:p>
          <text:p text:style-name="P54"><text:s text:c="8"/>set end-ip 192.168.10.100</text:p>
          <text:p text:style-name="P54"><text:s text:c="4"/>next</text:p>
          <text:p text:style-name="P54">end</text:p>
        </text:list-item>
        <text:list-item>
          <text:p text:style-name="P50"><text:span text:style-name="T38">n</text:span><text:span text:style-name="T37">ext</text:span></text:p>
        </text:list-item>
        <text:list-item>
          <text:p text:style-name="P55">end</text:p>
        </text:list-item>
      </text:list>
      <text:p text:style-name="P14"><text:span text:style-name="T37"/></text:p>
      <text:p text:style-name="P29"><text:soft-page-break/><text:span text:style-name="T32">note : </text:span><text:span text:style-name="T37">En entreprise on met souvent le </text:span><text:span text:style-name="Strong_20_Emphasis"><text:span text:style-name="T37">DNS interne</text:span></text:span><text:span text:style-name="T37"> comme dns-server1 et un </text:span><text:span text:style-name="Strong_20_Emphasis"><text:span text:style-name="T37">DNS public</text:span></text:span><text:span text:style-name="T37"> comme dns-server2 en backup !</text:span></text:p>
      <text:p text:style-name="P29"><text:span text:style-name="T32"/></text:p>
      <text:p text:style-name="P5">set dns-service specified </text:p>
      <text:p text:style-name="P5">set dns-server1 8.8.8.8 </text:p>
      <text:p text:style-name="P5">set dns-server2 8.8.4.4</text:p>
      <text:p text:style-name="P29"><text:span text:style-name="T32"/></text:p>
      <text:p text:style-name="P4">ce sont commande pour specifier un dns.</text:p>
      <text:p text:style-name="P17"><text:span text:style-name="T37"/></text:p>
      <text:p text:style-name="P22"><text:span text:style-name="T16">Comment configurer le protocol </text:span><text:span text:style-name="T17">DNS</text:span><text:span text:style-name="T16"> sur le Fortigate ?</text:span></text:p>
      <text:p text:style-name="P22"><text:span text:style-name="T16"/></text:p>
      <text:list text:style-name="L6">
        <text:list-item>
          <text:p text:style-name="P56">config system dns</text:p>
        </text:list-item>
        <text:list-item>
          <text:p text:style-name="P56">set primary 8.8.8.8</text:p>
        </text:list-item>
        <text:list-item>
          <text:p text:style-name="P56">set secondary 8.8.4.4</text:p>
        </text:list-item>
        <text:list-item>
          <text:p text:style-name="P56">next</text:p>
        </text:list-item>
        <text:list-item>
          <text:p text:style-name="P56">end</text:p>
        </text:list-item>
      </text:list>
      <text:p text:style-name="P10"><text:span text:style-name="T16">commande : </text:span><text:span text:style-name="T19">show system dns →</text:span><text:span text:style-name="T12"> afficher la config dns</text:span></text:p>
      <text:p text:style-name="P66"><text:span text:style-name="T12">Comment configurer le protocol </text:span><text:span text:style-name="T14">ospf</text:span><text:span text:style-name="T12"> sur le Fortigate ?</text:span></text:p>
      <text:p text:style-name="P67"><text:span text:style-name="T12">C</text:span><text:span text:style-name="T11">ommande : </text:span></text:p>
      <text:list text:style-name="L11">
        <text:list-item>
          <text:p text:style-name="P68"><text:span text:style-name="T11">get router info ospf neighbor → afficher les voisins ospf</text:span></text:p>
        </text:list-item>
        <text:list-item>
          <text:p text:style-name="P68"><text:span text:style-name="T11">get router info routing-table all → affcher la table de routage</text:span></text:p>
        </text:list-item>
      </text:list>
      <text:p text:style-name="P67"><text:span text:style-name="T11"/></text:p>
      <text:p text:style-name="P23"><text:span text:style-name="T16">Comment configurer l</text:span><text:span text:style-name="T18">a route par defaut (vers internet)</text:span><text:span text:style-name="T16"> sur le Fortigate ?</text:span></text:p>
      <text:p text:style-name="P23"><text:span text:style-name="T16"/></text:p>
      <text:list text:style-name="L7">
        <text:list-item>
          <text:p text:style-name="P57">config router static</text:p>
        </text:list-item>
        <text:list-item>
          <text:p text:style-name="P60"><text:span text:style-name="T33">edit 1 → </text:span><text:span text:style-name="T16">Crée la route numéro 1</text:span></text:p>
        </text:list-item>
        <text:list-item>
          <text:p text:style-name="P60"><text:span text:style-name="T33">set gateway 172.16.0.1 → </text:span><text:span text:style-name="T21">Adresse du </text:span><text:span text:style-name="Strong_20_Emphasis"><text:span text:style-name="T21">routeur Internet </text:span></text:span><text:span text:style-name="Strong_20_Emphasis"><text:span text:style-name="T26">du wifi du pc hote</text:span></text:span><text:span text:style-name="T21"> (passerelle)</text:span></text:p>
        </text:list-item>
        <text:list-item>
          <text:p text:style-name="P60"><text:span text:style-name="T33">set device port1 → </text:span><text:span text:style-name="T21">Interface de sortie → </text:span><text:span text:style-name="Strong_20_Emphasis"><text:span text:style-name="T21">WAN</text:span></text:span></text:p>
        </text:list-item>
        <text:list-item>
          <text:p text:style-name="P60"><text:span text:style-name="Strong_20_Emphasis"><text:span text:style-name="T33">next</text:span></text:span></text:p>
        </text:list-item>
        <text:list-item>
          <text:p text:style-name="P60"><text:span text:style-name="Strong_20_Emphasis"><text:span text:style-name="T33">end</text:span></text:span></text:p>
        </text:list-item>
      </text:list>
      <text:p text:style-name="P30"><text:span text:style-name="Strong_20_Emphasis"><text:span text:style-name="T34">commande : show router static → </text:span></text:span><text:span text:style-name="Strong_20_Emphasis"><text:span text:style-name="T23">afficher la config de la route static</text:span></text:span></text:p>
      <text:p text:style-name="P30"><text:span text:style-name="Strong_20_Emphasis"><text:span text:style-name="T23"/></text:span></text:p>
      <text:p text:style-name="P31"><text:span text:style-name="Strong_20_Emphasis"><text:span text:style-name="T58">Comment configurer des objet reseau ?</text:span></text:span></text:p>
      <text:p text:style-name="P31"><text:span text:style-name="Strong_20_Emphasis"><text:span text:style-name="T58"/></text:span></text:p>
      <text:list text:style-name="L8">
        <text:list-item>
          <text:p text:style-name="P61"><text:span text:style-name="Strong_20_Emphasis"><text:span text:style-name="T35">config firewall access → </text:span></text:span><text:span text:style-name="Strong_20_Emphasis"><text:span text:style-name="T24">Entre dans la configuration des adresses/objets du firewall</text:span></text:span></text:p>
        </text:list-item>
        <text:list-item>
          <text:p text:style-name="P61"><text:span text:style-name="Strong_20_Emphasis"><text:span text:style-name="T35">edit ‘Lan_network’ → </text:span></text:span><text:span text:style-name="Strong_20_Emphasis"><text:span text:style-name="T24">Crée un objet nommé "LAN_Network" — ce nom sera utilisé dans les règles firewall</text:span></text:span></text:p>
        </text:list-item>
        <text:list-item>
          <text:p text:style-name="P61"><text:span text:style-name="Strong_20_Emphasis"><text:span text:style-name="T35">set subnet 192.168.10.0 255.255.255.0 → </text:span></text:span><text:span text:style-name="Strong_20_Emphasis"><text:span text:style-name="T24">Définit que cet objet représente le réseau 192.168.10.0/24</text:span></text:span></text:p>
        </text:list-item>
        <text:list-item>
          <text:p text:style-name="P61"><text:span text:style-name="Strong_20_Emphasis"><text:span text:style-name="T35">next → </text:span></text:span><text:span text:style-name="Strong_20_Emphasis"><text:span text:style-name="T24">Passe à l'objet suivant</text:span></text:span></text:p>
        </text:list-item>
        <text:list-item>
          <text:p text:style-name="P61"><text:span text:style-name="Strong_20_Emphasis"><text:span text:style-name="T35">end <text:s/>→ </text:span></text:span><text:span text:style-name="Strong_20_Emphasis"><text:span text:style-name="T24">Sauvegarde et quitte</text:span></text:span></text:p>
        </text:list-item>
      </text:list>
      <text:p text:style-name="P33"><text:span text:style-name="Strong_20_Emphasis"><text:span text:style-name="T36">commande : show firewall address → </text:span></text:span><text:span text:style-name="Strong_20_Emphasis"><text:span text:style-name="T25">affiche les objets.</text:span></text:span></text:p>
      <text:p text:style-name="P33"><text:span text:style-name="Strong_20_Emphasis"><text:span text:style-name="T25"/></text:span></text:p>
      <text:p text:style-name="P33"><text:soft-page-break/><text:span text:style-name="Strong_20_Emphasis"><text:span text:style-name="T59">Les Politiques de Sécurité FortiGate</text:span></text:span></text:p>
      <text:p text:style-name="P33"><text:span text:style-name="Strong_20_Emphasis"><text:span text:style-name="T56"/></text:span></text:p>
      <text:list text:style-name="L9">
        <text:list-item>
          <text:p text:style-name="P62"><text:span text:style-name="Strong_20_Emphasis"><text:span text:style-name="T62">politique 1 : Lan vers Wan </text:span></text:span></text:p>
        </text:list-item>
      </text:list>
      <text:p text:style-name="P33"><text:span text:style-name="Strong_20_Emphasis"><text:span text:style-name="T39">config firewall policy</text:span></text:span></text:p>
      <text:p text:style-name="P33"><text:span text:style-name="Strong_20_Emphasis"><text:span text:style-name="T39"><text:s text:c="4"/>edit 1 →</text:span></text:span><text:span text:style-name="Strong_20_Emphasis"><text:span text:style-name="T25"> </text:span></text:span><text:span text:style-name="Strong_20_Emphasis"><text:span text:style-name="T27">edite la premiere politique</text:span></text:span></text:p>
      <text:p text:style-name="P33"><text:span text:style-name="Strong_20_Emphasis"><text:span text:style-name="T39"><text:s text:c="8"/>set name "LAN_vers_WAN" <text:s/>→ </text:span></text:span><text:span text:style-name="Strong_20_Emphasis"><text:span text:style-name="T25">Nom de la politique</text:span></text:span></text:p>
      <text:p text:style-name="P33"><text:span text:style-name="Strong_20_Emphasis"><text:span text:style-name="T39"><text:s text:c="8"/>set srcintf "port2" →</text:span></text:span><text:span text:style-name="Strong_20_Emphasis"><text:span text:style-name="T40"> </text:span></text:span><text:span text:style-name="Strong_20_Emphasis"><text:span text:style-name="T27">Interface source (LAN)</text:span></text:span></text:p>
      <text:p text:style-name="P33"><text:span text:style-name="Strong_20_Emphasis"><text:span text:style-name="T39"><text:s text:c="8"/>set dstintf "port1" → </text:span></text:span><text:span text:style-name="Strong_20_Emphasis"><text:span text:style-name="T25">Interface destination (WAN)</text:span></text:span></text:p>
      <text:p text:style-name="P33"><text:span text:style-name="Strong_20_Emphasis"><text:span text:style-name="T39"><text:s text:c="8"/>set srcaddr "LAN_network" → </text:span></text:span><text:span text:style-name="Strong_20_Emphasis"><text:span text:style-name="T25">Objet source</text:span></text:span></text:p>
      <text:p text:style-name="P33"><text:span text:style-name="Strong_20_Emphasis"><text:span text:style-name="T39"><text:s text:c="8"/>set dstaddr "all" → </text:span></text:span><text:span text:style-name="Strong_20_Emphasis"><text:span text:style-name="T25">Objet destination</text:span></text:span></text:p>
      <text:p text:style-name="P33"><text:span text:style-name="Strong_20_Emphasis"><text:span text:style-name="T39"><text:s text:c="8"/>set action accept → </text:span></text:span><text:span text:style-name="Strong_20_Emphasis"><text:span text:style-name="T25">Autoriser le trafic</text:span></text:span></text:p>
      <text:p text:style-name="P33"><text:span text:style-name="Strong_20_Emphasis"><text:span text:style-name="T39"><text:s text:c="8"/>set schedule "always" → </text:span></text:span><text:span text:style-name="Strong_20_Emphasis"><text:span text:style-name="T25">Toujours</text:span></text:span></text:p>
      <text:p text:style-name="P33"><text:span text:style-name="Strong_20_Emphasis"><text:span text:style-name="T39"><text:s text:c="8"/>set service "ALL" → </text:span></text:span><text:span text:style-name="Strong_20_Emphasis"><text:span text:style-name="T25">Tous les services</text:span></text:span></text:p>
      <text:p text:style-name="P33"><text:span text:style-name="Strong_20_Emphasis"><text:span text:style-name="T39"><text:s text:c="8"/>set nat enable →</text:span></text:span><text:span text:style-name="Strong_20_Emphasis"><text:span text:style-name="T25"> Activer le NAT</text:span></text:span></text:p>
      <text:p text:style-name="P33"><text:span text:style-name="Strong_20_Emphasis"><text:span text:style-name="T39"><text:s text:c="8"/>set logtraffic all → </text:span></text:span><text:span text:style-name="Strong_20_Emphasis"><text:span text:style-name="T25">Logger tout le trafic</text:span></text:span></text:p>
      <text:p text:style-name="P33"><text:span text:style-name="Strong_20_Emphasis"><text:span text:style-name="T39"><text:s text:c="4"/>next</text:span></text:span></text:p>
      <text:p text:style-name="P33"><text:span text:style-name="Strong_20_Emphasis"><text:span text:style-name="T39">end</text:span></text:span></text:p>
      <text:p text:style-name="P35"><text:span text:style-name="Strong_20_Emphasis"><text:span text:style-name="T61">note : </text:span></text:span><text:span text:style-name="Strong_20_Emphasis"><text:span text:style-name="T27">Le NAT est activé sur cette politique car le LAN doit sortir sur Internet avec l'IP publique du FortiGate </text:span></text:span><text:span text:style-name="Strong_20_Emphasis"><text:span text:style-name="T40">!</text:span></text:span></text:p>
      <text:p text:style-name="P33"><text:span text:style-name="Strong_20_Emphasis"><text:span text:style-name="T39"/></text:span></text:p>
      <text:list text:style-name="L10">
        <text:list-item>
          <text:p text:style-name="P63"><text:span text:style-name="Strong_20_Emphasis"><text:span text:style-name="T62">politique 2 : lan vers dmz</text:span></text:span></text:p>
        </text:list-item>
      </text:list>
      <text:p text:style-name="P35"><text:span text:style-name="Strong_20_Emphasis"><text:span text:style-name="T62"/></text:span></text:p>
      <text:p text:style-name="P35"><text:span text:style-name="Strong_20_Emphasis"><text:span text:style-name="T39">config firewall policy</text:span></text:span></text:p>
      <text:p text:style-name="P35"><text:span text:style-name="Strong_20_Emphasis"><text:span text:style-name="T39"><text:s text:c="4"/>edit </text:span></text:span><text:span text:style-name="Strong_20_Emphasis"><text:span text:style-name="T41">2</text:span></text:span><text:span text:style-name="Strong_20_Emphasis"><text:span text:style-name="T39"> →</text:span></text:span><text:span text:style-name="Strong_20_Emphasis"><text:span text:style-name="T25"> </text:span></text:span><text:span text:style-name="Strong_20_Emphasis"><text:span text:style-name="T27">edite la </text:span></text:span><text:span text:style-name="Strong_20_Emphasis"><text:span text:style-name="T28">deuxieme</text:span></text:span><text:span text:style-name="Strong_20_Emphasis"><text:span text:style-name="T27"> politique</text:span></text:span></text:p>
      <text:p text:style-name="P35"><text:span text:style-name="Strong_20_Emphasis"><text:span text:style-name="T39"><text:s text:c="8"/>set name "LAN_vers_</text:span></text:span><text:span text:style-name="Strong_20_Emphasis"><text:span text:style-name="T41">DMZ</text:span></text:span><text:span text:style-name="Strong_20_Emphasis"><text:span text:style-name="T39">" <text:s/>→ </text:span></text:span><text:span text:style-name="Strong_20_Emphasis"><text:span text:style-name="T25">Nom de la politique</text:span></text:span></text:p>
      <text:p text:style-name="P35"><text:span text:style-name="Strong_20_Emphasis"><text:span text:style-name="T39"><text:s text:c="8"/>set srcintf "port2" →</text:span></text:span><text:span text:style-name="Strong_20_Emphasis"><text:span text:style-name="T40"> </text:span></text:span><text:span text:style-name="Strong_20_Emphasis"><text:span text:style-name="T27">Interface source (LAN)</text:span></text:span></text:p>
      <text:p text:style-name="P35"><text:span text:style-name="Strong_20_Emphasis"><text:span text:style-name="T39"><text:s text:c="8"/>set dstintf "port</text:span></text:span><text:span text:style-name="Strong_20_Emphasis"><text:span text:style-name="T41">3</text:span></text:span><text:span text:style-name="Strong_20_Emphasis"><text:span text:style-name="T39">" → </text:span></text:span><text:span text:style-name="Strong_20_Emphasis"><text:span text:style-name="T25">Interface destination (</text:span></text:span><text:span text:style-name="Strong_20_Emphasis"><text:span text:style-name="T28">dmz</text:span></text:span><text:span text:style-name="Strong_20_Emphasis"><text:span text:style-name="T25">)</text:span></text:span></text:p>
      <text:p text:style-name="P35"><text:span text:style-name="Strong_20_Emphasis"><text:span text:style-name="T39"><text:s text:c="8"/>set srcaddr "LAN_network" → </text:span></text:span><text:span text:style-name="Strong_20_Emphasis"><text:span text:style-name="T25">Objet source</text:span></text:span></text:p>
      <text:p text:style-name="P35"><text:span text:style-name="Strong_20_Emphasis"><text:span text:style-name="T39"><text:s text:c="8"/>set dstaddr "</text:span></text:span><text:span text:style-name="Strong_20_Emphasis"><text:span text:style-name="T41">DMZ_network</text:span></text:span><text:span text:style-name="Strong_20_Emphasis"><text:span text:style-name="T39">" → </text:span></text:span><text:span text:style-name="Strong_20_Emphasis"><text:span text:style-name="T25">Objet destination</text:span></text:span></text:p>
      <text:p text:style-name="P35"><text:span text:style-name="Strong_20_Emphasis"><text:span text:style-name="T39"><text:s text:c="8"/>set action accept → </text:span></text:span><text:span text:style-name="Strong_20_Emphasis"><text:span text:style-name="T25">Autoriser le trafic</text:span></text:span></text:p>
      <text:p text:style-name="P35"><text:span text:style-name="Strong_20_Emphasis"><text:span text:style-name="T39"><text:s text:c="8"/>set schedule "always" → </text:span></text:span><text:span text:style-name="Strong_20_Emphasis"><text:span text:style-name="T25">Toujours</text:span></text:span></text:p>
      <text:p text:style-name="P35"><text:span text:style-name="Strong_20_Emphasis"><text:span text:style-name="T39"><text:s text:c="8"/>set service "ALL" → </text:span></text:span><text:span text:style-name="Strong_20_Emphasis"><text:span text:style-name="T25">Tous les services</text:span></text:span></text:p>
      <text:p text:style-name="P35"><text:span text:style-name="Strong_20_Emphasis"><text:span text:style-name="T39"><text:s text:c="8"/>set logtraffic all → </text:span></text:span><text:span text:style-name="Strong_20_Emphasis"><text:span text:style-name="T25">Logger tout le trafic</text:span></text:span></text:p>
      <text:p text:style-name="P35"><text:span text:style-name="Strong_20_Emphasis"><text:span text:style-name="T39"><text:s text:c="4"/>next</text:span></text:span></text:p>
      <text:p text:style-name="P35"><text:span text:style-name="Strong_20_Emphasis"><text:span text:style-name="T39">end</text:span></text:span></text:p>
      <text:p text:style-name="P35"><text:span text:style-name="Strong_20_Emphasis"><text:span text:style-name="T39"/></text:span></text:p>
      <text:list text:continue-numbering="true" text:style-name="L10">
        <text:list-item>
          <text:p text:style-name="P64"><text:span text:style-name="Strong_20_Emphasis"><text:span text:style-name="T62">politique </text:span></text:span><text:span text:style-name="Strong_20_Emphasis"><text:span text:style-name="T65">3</text:span></text:span><text:span text:style-name="Strong_20_Emphasis"><text:span text:style-name="T62"> : </text:span></text:span><text:span text:style-name="Strong_20_Emphasis"><text:span text:style-name="T65">dmz vers internet</text:span></text:span></text:p>
          <text:p text:style-name="P65"><text:span text:style-name="Strong_20_Emphasis"><text:span text:style-name="T39">config firewall policy</text:span></text:span></text:p>
        </text:list-item>
      </text:list>
      <text:p text:style-name="P37"><text:span text:style-name="Strong_20_Emphasis"><text:span text:style-name="T39"><text:tab/>edit </text:span></text:span><text:span text:style-name="Strong_20_Emphasis"><text:span text:style-name="T43">3</text:span></text:span><text:span text:style-name="Strong_20_Emphasis"><text:span text:style-name="T39"> →</text:span></text:span><text:span text:style-name="Strong_20_Emphasis"><text:span text:style-name="T25"> </text:span></text:span><text:span text:style-name="Strong_20_Emphasis"><text:span text:style-name="T27">edite la </text:span></text:span><text:span text:style-name="Strong_20_Emphasis"><text:span text:style-name="T28">deuxieme</text:span></text:span><text:span text:style-name="Strong_20_Emphasis"><text:span text:style-name="T27"> politique</text:span></text:span></text:p>
      <text:p text:style-name="P37"><text:span text:style-name="Strong_20_Emphasis"><text:span text:style-name="T39"><text:s text:c="8"/>set name "</text:span></text:span><text:span text:style-name="Strong_20_Emphasis"><text:span text:style-name="T43">DMZ_vers_WAN</text:span></text:span><text:span text:style-name="Strong_20_Emphasis"><text:span text:style-name="T39">" <text:s/>→ </text:span></text:span><text:span text:style-name="Strong_20_Emphasis"><text:span text:style-name="T25">Nom de la politique</text:span></text:span></text:p>
      <text:p text:style-name="P37"><text:span text:style-name="Strong_20_Emphasis"><text:span text:style-name="T39"><text:s text:c="8"/>set srcintf "port</text:span></text:span><text:span text:style-name="Strong_20_Emphasis"><text:span text:style-name="T45">3</text:span></text:span><text:span text:style-name="Strong_20_Emphasis"><text:span text:style-name="T39">" →</text:span></text:span><text:span text:style-name="Strong_20_Emphasis"><text:span text:style-name="T40"> </text:span></text:span><text:span text:style-name="Strong_20_Emphasis"><text:span text:style-name="T27">Interface source (</text:span></text:span><text:span text:style-name="Strong_20_Emphasis"><text:span text:style-name="T30">dmz</text:span></text:span><text:span text:style-name="Strong_20_Emphasis"><text:span text:style-name="T27">)</text:span></text:span></text:p>
      <text:p text:style-name="P37"><text:span text:style-name="Strong_20_Emphasis"><text:span text:style-name="T39"><text:s text:c="8"/>set dstintf "</text:span></text:span><text:span text:style-name="Strong_20_Emphasis"><text:span text:style-name="T45">port1</text:span></text:span><text:span text:style-name="Strong_20_Emphasis"><text:span text:style-name="T39">" → </text:span></text:span><text:span text:style-name="Strong_20_Emphasis"><text:span text:style-name="T25">Interface destination (</text:span></text:span><text:span text:style-name="Strong_20_Emphasis"><text:span text:style-name="T30">wan</text:span></text:span><text:span text:style-name="Strong_20_Emphasis"><text:span text:style-name="T25">)</text:span></text:span></text:p>
      <text:p text:style-name="P37"><text:span text:style-name="Strong_20_Emphasis"><text:span text:style-name="T39"><text:s text:c="8"/>set srcaddr "</text:span></text:span><text:span text:style-name="Strong_20_Emphasis"><text:span text:style-name="T46">DMZ</text:span></text:span><text:span text:style-name="Strong_20_Emphasis"><text:span text:style-name="T39">_network" → </text:span></text:span><text:span text:style-name="Strong_20_Emphasis"><text:span text:style-name="T25">Objet source</text:span></text:span></text:p>
      <text:p text:style-name="P37"><text:span text:style-name="Strong_20_Emphasis"><text:span text:style-name="T39"><text:s text:c="8"/>set dstaddr "</text:span></text:span><text:span text:style-name="Strong_20_Emphasis"><text:span text:style-name="T45">WAN</text:span></text:span><text:span text:style-name="Strong_20_Emphasis"><text:span text:style-name="T41">_network</text:span></text:span><text:span text:style-name="Strong_20_Emphasis"><text:span text:style-name="T39">" → </text:span></text:span><text:span text:style-name="Strong_20_Emphasis"><text:span text:style-name="T25">Objet destination</text:span></text:span></text:p>
      <text:p text:style-name="P37"><text:span text:style-name="Strong_20_Emphasis"><text:span text:style-name="T39"><text:s text:c="8"/>set action accept → </text:span></text:span><text:span text:style-name="Strong_20_Emphasis"><text:span text:style-name="T25">Autoriser le trafic</text:span></text:span></text:p>
      <text:p text:style-name="P37"><text:soft-page-break/><text:span text:style-name="Strong_20_Emphasis"><text:span text:style-name="T39"><text:s text:c="8"/>set schedule "always" → </text:span></text:span><text:span text:style-name="Strong_20_Emphasis"><text:span text:style-name="T25">Toujours</text:span></text:span></text:p>
      <text:p text:style-name="P37"><text:span text:style-name="Strong_20_Emphasis"><text:span text:style-name="T39"><text:s text:c="8"/>set service "ALL" → </text:span></text:span><text:span text:style-name="Strong_20_Emphasis"><text:span text:style-name="T25">Tous les services</text:span></text:span></text:p>
      <text:p text:style-name="P37"><text:span text:style-name="Strong_20_Emphasis"><text:span text:style-name="T39"><text:s text:c="8"/>set logtraffic all → </text:span></text:span><text:span text:style-name="Strong_20_Emphasis"><text:span text:style-name="T25">Logger tout le trafic</text:span></text:span></text:p>
      <text:p text:style-name="P37"><text:span text:style-name="Strong_20_Emphasis"><text:span text:style-name="T39"><text:s text:c="4"/>next</text:span></text:span></text:p>
      <text:p text:style-name="P37"><text:span text:style-name="Strong_20_Emphasis"><text:span text:style-name="T39">end</text:span></text:span></text:p>
      <text:p text:style-name="P35"><text:span text:style-name="Strong_20_Emphasis"><text:span text:style-name="T39"/></text:span></text:p>
      <text:p text:style-name="P39"><text:span text:style-name="Strong_20_Emphasis"><text:span text:style-name="T64">L</text:span></text:span><text:span text:style-name="Strong_20_Emphasis"><text:span text:style-name="T63">es etapes pour activer le NAT LAN→ WAN</text:span></text:span></text:p>
      <text:p text:style-name="P40"><text:span text:style-name="Strong_20_Emphasis"><text:span text:style-name="T48">on</text:span></text:span><text:span text:style-name="Strong_20_Emphasis"><text:span text:style-name="T47"> </text:span></text:span><text:span text:style-name="Strong_20_Emphasis"><text:span text:style-name="T48">utilise le Central nat.Pourquoi ?</text:span></text:span></text:p>
      <text:p text:style-name="P41"><text:span text:style-name="Strong_20_Emphasis"><text:span text:style-name="T49">Parce qu’il permet de centre toutes les config du NAT.</text:span></text:span></text:p>
      <text:p text:style-name="P41"><text:span text:style-name="Strong_20_Emphasis"><text:span text:style-name="T49">1. Activation du Central NAT :</text:span></text:span></text:p>
      <text:p text:style-name="P41"><text:span text:style-name="Strong_20_Emphasis"><text:span text:style-name="T49"><text:tab/></text:span></text:span><text:span text:style-name="Strong_20_Emphasis"><text:span text:style-name="T50">config system settings</text:span></text:span></text:p>
      <text:p text:style-name="P41"><text:span text:style-name="Strong_20_Emphasis"><text:span text:style-name="T50"><text:s text:c="4"/><text:tab/>set central-nat enable</text:span></text:span></text:p>
      <text:p text:style-name="P41"><text:span text:style-name="Strong_20_Emphasis"><text:span text:style-name="T50"><text:tab/>end</text:span></text:span></text:p>
      <text:p text:style-name="P41"><text:span text:style-name="Strong_20_Emphasis"><text:span text:style-name="T49">2. config firewall central-snat-map</text:span></text:span></text:p>
      <text:p text:style-name="P41"><text:span text:style-name="Strong_20_Emphasis"><text:span text:style-name="T50">config firewall central-snat-map</text:span></text:span></text:p>
      <text:p text:style-name="P41"><text:span text:style-name="Strong_20_Emphasis"><text:span text:style-name="T49"><text:s text:c="3"/></text:span></text:span><text:span text:style-name="Strong_20_Emphasis"><text:span text:style-name="T50"><text:s/>edit 1</text:span></text:span></text:p>
      <text:p text:style-name="P41"><text:span text:style-name="Strong_20_Emphasis"><text:span text:style-name="T50"><text:s text:c="8"/>set srcintf "port2"</text:span></text:span></text:p>
      <text:p text:style-name="P41"><text:span text:style-name="Strong_20_Emphasis"><text:span text:style-name="T50"><text:s text:c="8"/>set dstintf "port1"</text:span></text:span></text:p>
      <text:p text:style-name="P41"><text:span text:style-name="Strong_20_Emphasis"><text:span text:style-name="T50"><text:s text:c="8"/>set orig-addr "LAN_network"</text:span></text:span></text:p>
      <text:p text:style-name="P41"><text:span text:style-name="Strong_20_Emphasis"><text:span text:style-name="T50"><text:s text:c="8"/>set dst-addr "all"</text:span></text:span></text:p>
      <text:p text:style-name="P41"><text:span text:style-name="Strong_20_Emphasis"><text:span text:style-name="T50"><text:s text:c="8"/>set nat enable</text:span></text:span></text:p>
      <text:p text:style-name="P41"><text:span text:style-name="Strong_20_Emphasis"><text:span text:style-name="T50"><text:s text:c="4"/>next</text:span></text:span></text:p>
      <text:p text:style-name="P41"><text:span text:style-name="Strong_20_Emphasis"><text:span text:style-name="T50">end</text:span></text:span></text:p>
      <text:p text:style-name="P41"><text:span text:style-name="Strong_20_Emphasis"><text:span text:style-name="T50">3. verifier le NAT</text:span></text:span></text:p>
      <text:p text:style-name="P41"><text:span text:style-name="Strong_20_Emphasis"><text:span text:style-name="T50"><text:tab/>ping 8.8.8.8</text:span></text:span></text:p>
      <text:p text:style-name="P42"><text:span text:style-name="Strong_20_Emphasis"><text:span text:style-name="T63">le NAT </text:span></text:span><text:span text:style-name="Strong_20_Emphasis"><text:span text:style-name="T66">dmz</text:span></text:span><text:span text:style-name="Strong_20_Emphasis"><text:span text:style-name="T63">→ WAN</text:span></text:span></text:p>
      <text:p text:style-name="P42"><text:span text:style-name="Strong_20_Emphasis"><text:span text:style-name="T50">config firewall central-snat-map</text:span></text:span></text:p>
      <text:p text:style-name="P42"><text:span text:style-name="Strong_20_Emphasis"><text:span text:style-name="T49"><text:s text:c="3"/></text:span></text:span><text:span text:style-name="Strong_20_Emphasis"><text:span text:style-name="T50"><text:s/>edit </text:span></text:span><text:span text:style-name="Strong_20_Emphasis"><text:span text:style-name="T51">2</text:span></text:span></text:p>
      <text:p text:style-name="P42"><text:span text:style-name="Strong_20_Emphasis"><text:span text:style-name="T50"><text:s text:c="8"/>set srcintf "</text:span></text:span><text:span text:style-name="Strong_20_Emphasis"><text:span text:style-name="T51">port3</text:span></text:span><text:span text:style-name="Strong_20_Emphasis"><text:span text:style-name="T50">"</text:span></text:span></text:p>
      <text:p text:style-name="P42"><text:span text:style-name="Strong_20_Emphasis"><text:span text:style-name="T50"><text:s text:c="8"/>set dstintf "port1"</text:span></text:span></text:p>
      <text:p text:style-name="P42"><text:span text:style-name="Strong_20_Emphasis"><text:span text:style-name="T50"><text:s text:c="8"/>set orig-addr "</text:span></text:span><text:span text:style-name="Strong_20_Emphasis"><text:span text:style-name="T52">DMZ</text:span></text:span><text:span text:style-name="Strong_20_Emphasis"><text:span text:style-name="T50">_network"</text:span></text:span></text:p>
      <text:p text:style-name="P42"><text:span text:style-name="Strong_20_Emphasis"><text:span text:style-name="T50"><text:s text:c="8"/>set dst-addr "all"</text:span></text:span></text:p>
      <text:p text:style-name="P42"><text:span text:style-name="Strong_20_Emphasis"><text:span text:style-name="T50"><text:s text:c="8"/>set nat enable</text:span></text:span></text:p>
      <text:p text:style-name="P42"><text:span text:style-name="Strong_20_Emphasis"><text:span text:style-name="T50"><text:s text:c="4"/>next</text:span></text:span></text:p>
      <text:p text:style-name="P42"><text:span text:style-name="Strong_20_Emphasis"><text:span text:style-name="T50">end</text:span></text:span></text:p>
      <text:p text:style-name="P38"><text:span text:style-name="Strong_20_Emphasis"><text:span text:style-name="T42"/></text:span></text:p>
      <text:p text:style-name="P41"><text:span text:style-name="Strong_20_Emphasis"><text:span text:style-name="T57">NB : </text:span></text:span><text:span text:style-name="Strong_20_Emphasis"><text:span text:style-name="T29">tous executer le script : ~/lab_fortigate pour que les equipements aient acces a internete.</text:span></text:span></text:p>
      <text:p text:style-name="P35"><text:span text:style-name="Strong_20_Emphasis"><text:span text:style-name="T62">note :</text:span></text:span><text:span text:style-name="Strong_20_Emphasis"><text:span text:style-name="T41"> Le NAT est désactivé ici car LAN et DMZ sont des réseaux privés internes <text:s/>pas besoin de traduire les IPs !</text:span></text:span></text:p>
      <text:p text:style-name="P35"><text:span text:style-name="Strong_20_Emphasis"><text:span text:style-name="T41"/></text:span></text:p>
      <text:p text:style-name="P35"><text:span text:style-name="Strong_20_Emphasis"><text:span text:style-name="T41"/></text:span></text:p>
      <text:p text:style-name="P35"><text:span text:style-name="Strong_20_Emphasis"><text:span text:style-name="T41"/></text:span></text:p>
      <text:p text:style-name="P35"><text:span text:style-name="Strong_20_Emphasis"><text:span text:style-name="T41">"Mise en place d'une infrastructure réseau sécurisée avec segmentation VLAN, filtrage web et interconnexion VPN IPSec site-à-site entre les agences de Ouagadougou et Bamako"</text:span></text:span></text:p>
      <text:p text:style-name="P35"><text:span text:style-name="Strong_20_Emphasis"><text:span text:style-name="T44"/></text:span></text:p>
      <text:p text:style-name="P36"><text:soft-page-break/><text:span text:style-name="Strong_20_Emphasis"><text:span text:style-name="T44">"Étude et implémentation d'un réseau local d'entreprise sécurisé , reposant sur la segmentation en VLAN et un pare-feu FortiGate"</text:span></text:span></text:p>
      <text:p text:style-name="P35"><text:span text:style-name="Strong_20_Emphasis"><text:span text:style-name="T4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2:15:42.995061985</meta:creation-date>
    <dc:date>2026-04-22T10:36:57.756400485</dc:date>
    <meta:editing-duration>PT7H10M48S</meta:editing-duration>
    <meta:editing-cycles>15</meta:editing-cycles>
    <meta:generator>LibreOffice/24.2.7.2$Linux_X86_64 LibreOffice_project/420$Build-2</meta:generator>
    <meta:document-statistic meta:table-count="5" meta:image-count="0" meta:object-count="0" meta:page-count="7" meta:paragraph-count="273" meta:word-count="1290" meta:character-count="7766" meta:non-whitespace-character-count="6369"/>
  </office:meta>
</office:document-meta>
</file>